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6" style:family="paragraph" style:parent-style-name="Standard">
      <style:paragraph-properties fo:margin-left="0cm" fo:margin-right="0cm" fo:text-align="start" style:justify-single-word="false" fo:orphans="2" fo:widows="2" fo:text-indent="0cm" style:auto-text-indent="false"/>
    </style:style>
    <style:style style:name="P1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0"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1"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4"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75"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76" style:family="paragraph" style:parent-style-name="Text_20_body">
      <style:text-properties officeooo:rsid="0052be0b" officeooo:paragraph-rsid="0052be0b"/>
    </style:style>
    <style:style style:name="P177" style:family="paragraph" style:parent-style-name="Text_20_body">
      <style:text-properties officeooo:rsid="006de6be" officeooo:paragraph-rsid="006de6be"/>
    </style:style>
    <style:style style:name="P178"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79"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81"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2"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3"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4"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5"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91"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2"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3"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5"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6"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97"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8"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9"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0"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01"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2"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03"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04"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05"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6"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7"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8"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9"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0"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1"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2"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3"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4"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5"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6"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7"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8"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9"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0"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1"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2"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3"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4"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5"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6"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7"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8"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9"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0"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1"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2"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5"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36"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8"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9"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0"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4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2"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3"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44"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4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4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5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1"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53"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54"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55"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56"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57"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58"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59"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60"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61"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62"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63" style:family="paragraph" style:parent-style-name="Text_20_body">
      <style:paragraph-properties fo:margin-left="0cm" fo:margin-right="0cm" fo:margin-top="0cm" fo:margin-bottom="0.265cm" loext:contextual-spacing="false" fo:text-indent="0cm" style:auto-text-indent="false"/>
    </style:style>
    <style:style style:name="P264"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6"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7"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68"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6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70"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7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72"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73"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74"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5"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6"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7"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8"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79" style:family="paragraph" style:parent-style-name="Text_20_body" style:list-style-name="L30">
      <style:paragraph-properties fo:margin-top="0cm" fo:margin-bottom="0.688cm" loext:contextual-spacing="false" fo:orphans="2" fo:widows="2" fo:padding="0cm" fo:border="none"/>
    </style:style>
    <style:style style:name="P280" style:family="paragraph" style:parent-style-name="Text_20_body">
      <style:paragraph-properties fo:margin-top="0cm" fo:margin-bottom="0cm" loext:contextual-spacing="false" style:line-height-at-least="0.503cm"/>
    </style:style>
    <style:style style:name="P281"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82" style:family="paragraph" style:parent-style-name="Text_20_body" style:list-style-name="L34">
      <style:paragraph-properties fo:margin-top="0cm" fo:margin-bottom="0.265cm" loext:contextual-spacing="false" style:line-height-at-least="0.794cm" fo:padding="0cm" fo:border="none"/>
    </style:style>
    <style:style style:name="P283" style:family="paragraph" style:parent-style-name="Text_20_body" style:list-style-name="L35">
      <style:paragraph-properties fo:margin-top="0cm" fo:margin-bottom="0.265cm" loext:contextual-spacing="false" style:line-height-at-least="0.794cm" fo:padding="0cm" fo:border="none"/>
    </style:style>
    <style:style style:name="P284" style:family="paragraph" style:parent-style-name="Text_20_body" style:list-style-name="L36">
      <style:paragraph-properties fo:margin-top="0cm" fo:margin-bottom="0.265cm" loext:contextual-spacing="false" style:line-height-at-least="0.794cm" fo:padding="0cm" fo:border="none"/>
    </style:style>
    <style:style style:name="P285" style:family="paragraph" style:parent-style-name="Text_20_body" style:list-style-name="L37">
      <style:paragraph-properties fo:margin-top="0cm" fo:margin-bottom="0.265cm" loext:contextual-spacing="false" style:line-height-at-least="0.794cm" fo:padding="0cm" fo:border="none"/>
    </style:style>
    <style:style style:name="P286" style:family="paragraph" style:parent-style-name="Text_20_body" style:list-style-name="L38">
      <style:paragraph-properties fo:margin-top="0cm" fo:margin-bottom="0.265cm" loext:contextual-spacing="false" style:line-height-at-least="0.794cm" fo:padding="0cm" fo:border="none"/>
    </style:style>
    <style:style style:name="P287" style:family="paragraph" style:parent-style-name="Text_20_body" style:list-style-name="L39">
      <style:paragraph-properties fo:margin-top="0cm" fo:margin-bottom="0.265cm" loext:contextual-spacing="false" style:line-height-at-least="0.794cm" fo:padding="0cm" fo:border="none"/>
    </style:style>
    <style:style style:name="P288" style:family="paragraph" style:parent-style-name="Text_20_body" style:list-style-name="L41">
      <style:paragraph-properties fo:margin-top="0cm" fo:margin-bottom="0.265cm" loext:contextual-spacing="false" style:line-height-at-least="0.794cm" fo:padding="0cm" fo:border="none"/>
    </style:style>
    <style:style style:name="P289"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90"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291" style:family="paragraph" style:parent-style-name="Heading_20_1">
      <style:text-properties fo:font-size="21pt" fo:font-weight="normal" officeooo:rsid="0052be0b" officeooo:paragraph-rsid="0052be0b"/>
    </style:style>
    <style:style style:name="P292" style:family="paragraph" style:parent-style-name="Heading_20_1">
      <style:text-properties fo:font-size="21pt" fo:font-weight="normal" officeooo:rsid="006de6be" officeooo:paragraph-rsid="006de6be"/>
    </style:style>
    <style:style style:name="P293"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294"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295"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96"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97"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298"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99"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00"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1"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0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03"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4"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05"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06"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07"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08" style:family="paragraph" style:parent-style-name="Preformatted_20_Text">
      <style:paragraph-properties fo:margin-top="0cm" fo:margin-bottom="0.265cm" loext:contextual-spacing="false" fo:line-height="158%" fo:text-align="start" style:justify-single-word="false" fo:padding="0cm" fo:border="none"/>
    </style:style>
    <style:style style:name="P309"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1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1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1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1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14"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5"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6"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18"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19"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2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21"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22" style:family="paragraph" style:parent-style-name="Table_20_Contents">
      <style:paragraph-properties fo:margin-top="0cm" fo:margin-bottom="0cm" loext:contextual-spacing="false" fo:text-align="start" style:justify-single-word="false"/>
      <style:text-properties fo:font-size="10.5pt" fo:font-weight="normal"/>
    </style:style>
    <style:style style:name="P323"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24"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25"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333333" fo:letter-spacing="normal"/>
    </style:style>
    <style:style style:name="T87"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1"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4" style:family="text">
      <style:text-properties style:font-name="Consolas" fo:font-size="9pt" fo:font-style="normal" fo:font-weight="normal"/>
    </style:style>
    <style:style style:name="T95" style:family="text">
      <style:text-properties fo:font-weight="bold"/>
    </style:style>
    <style:style style:name="T96" style:family="text">
      <style:text-properties fo:font-size="6.75pt"/>
    </style:style>
    <style:style style:name="T97" style:family="text">
      <style:text-properties fo:font-size="6.75pt" fo:font-weight="bold"/>
    </style:style>
    <style:style style:name="T98" style:family="text">
      <style:text-properties fo:font-weight="normal" loext:padding="0cm" loext:border="none"/>
    </style:style>
    <style:style style:name="T99" style:family="text">
      <style:text-properties fo:color="#ec4e20" style:text-line-through-style="none" style:text-line-through-type="none" fo:font-size="13.5pt" style:text-underline-style="none" style:text-blinking="false" loext:padding="0cm" loext:border="none"/>
    </style:style>
    <style:style style:name="T100"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officeooo:rsid="002520c7"/>
    </style:style>
    <style:style style:name="T103" style:family="text">
      <style:text-properties fo:font-size="8.25pt"/>
    </style:style>
    <style:style style:name="T104" style:family="text">
      <style:text-properties officeooo:rsid="0033dc66"/>
    </style:style>
    <style:style style:name="T105" style:family="text">
      <style:text-properties fo:font-size="12pt" style:font-size-asian="12pt" style:font-size-complex="12pt" loext:padding="0cm" loext:border="none"/>
    </style:style>
    <style:style style:name="T106" style:family="text">
      <style:text-properties fo:font-size="12pt" loext:padding="0cm" loext:border="none"/>
    </style:style>
    <style:style style:name="T107" style:family="text">
      <style:text-properties style:font-name="Consolas1" fo:font-size="11.25pt" fo:font-style="normal" fo:font-weight="normal"/>
    </style:style>
    <style:style style:name="T108" style:family="text">
      <style:text-properties loext:padding="0cm" loext:border="none"/>
    </style:style>
    <style:style style:name="T109" style:family="text">
      <style:text-properties fo:font-style="italic"/>
    </style:style>
    <style:style style:name="T110" style:family="text">
      <style:text-properties fo:font-style="italic" fo:font-weight="bold"/>
    </style:style>
    <style:style style:name="T111" style:family="text">
      <style:text-properties fo:color="#000000" style:font-name="Consolas2" loext:padding="0cm" loext:border="none"/>
    </style:style>
    <style:style style:name="T112" style:family="text">
      <style:text-properties fo:color="#000000" style:font-name="Consolas2" fo:font-size="21pt" loext:padding="0cm" loext:border="none"/>
    </style:style>
    <style:style style:name="T113" style:family="text">
      <style:text-properties fo:color="#000000" style:font-name="Consolas2" fo:font-size="21pt" officeooo:rsid="00696a5e" loext:padding="0cm" loext:border="none"/>
    </style:style>
    <style:style style:name="T114" style:family="text">
      <style:text-properties fo:color="#000000" style:font-name="Consolas2" officeooo:rsid="00696a5e" loext:padding="0cm" loext:border="none"/>
    </style:style>
    <style:style style:name="T115" style:family="text">
      <style:text-properties fo:color="#000000" style:font-name="Consolas2" officeooo:rsid="00706a90" loext:padding="0cm" loext:border="none"/>
    </style:style>
    <style:style style:name="T116" style:family="text">
      <style:text-properties fo:color="#000000" style:font-name="Consolas2" officeooo:rsid="0071fe6b" loext:padding="0cm" loext:border="none"/>
    </style:style>
    <style:style style:name="T117" style:family="text">
      <style:text-properties fo:color="#000000" style:font-name="Roboto" fo:font-weight="normal" loext:padding="0cm" loext:border="none"/>
    </style:style>
    <style:style style:name="T118" style:family="text">
      <style:text-properties fo:color="#000000" style:font-name="Roboto" officeooo:rsid="00696a5e" loext:padding="0cm" loext:border="none"/>
    </style:style>
    <style:style style:name="T119" style:family="text">
      <style:text-properties fo:color="#000000" style:font-name="Roboto" officeooo:rsid="00706a90" loext:padding="0cm" loext:border="none"/>
    </style:style>
    <style:style style:name="T120" style:family="text">
      <style:text-properties fo:color="#000000" style:font-name="roboto" fo:font-size="28.5pt" loext:padding="0cm" loext:border="none"/>
    </style:style>
    <style:style style:name="T121" style:family="text">
      <style:text-properties fo:font-size="21pt" fo:font-weight="normal"/>
    </style:style>
    <style:style style:name="T122" style:family="text">
      <style:text-properties officeooo:rsid="004d5216"/>
    </style:style>
    <style:style style:name="T123" style:family="text">
      <style:text-properties fo:color="#d73a49"/>
    </style:style>
    <style:style style:name="T124" style:family="text">
      <style:text-properties fo:color="#6f42c1"/>
    </style:style>
    <style:style style:name="T125" style:family="text">
      <style:text-properties fo:color="#e36209"/>
    </style:style>
    <style:style style:name="T126" style:family="text">
      <style:text-properties fo:color="#005cc5"/>
    </style:style>
    <style:style style:name="T127" style:family="text">
      <style:text-properties fo:color="#666666"/>
    </style:style>
    <style:style style:name="T128" style:family="text">
      <style:text-properties fo:color="#666600"/>
    </style:style>
    <style:style style:name="T129" style:family="text">
      <style:text-properties fo:color="#40a070"/>
    </style:style>
    <style:style style:name="T130" style:family="text">
      <style:text-properties fo:color="#4070a0"/>
    </style:style>
    <style:style style:name="T131" style:family="text">
      <style:text-properties fo:color="#121214" style:font-name="Verdana" fo:letter-spacing="-0.026cm" loext:padding="0cm" loext:border="none"/>
    </style:style>
    <style:style style:name="T132" style:family="text">
      <style:text-properties fo:color="#222222"/>
    </style:style>
    <style:style style:name="T133" style:family="text">
      <style:text-properties fo:color="#222222" style:font-name="arial" fo:font-size="12pt"/>
    </style:style>
    <style:style style:name="T134" style:family="text">
      <style:text-properties fo:color="#222222" style:font-name="arial" fo:font-size="12pt" fo:font-weight="bold"/>
    </style:style>
    <style:style style:name="T135" style:family="text">
      <style:text-properties style:font-name="Consolas2" loext:padding="0cm" loext:border="none"/>
    </style:style>
    <style:style style:name="T136" style:family="text">
      <style:text-properties fo:color="#444444" style:font-name="Verdana1" fo:font-size="13.5pt" loext:padding="0cm" loext:border="none"/>
    </style:style>
    <style:style style:name="T137" style:family="text">
      <style:text-properties fo:font-size="10.5pt" fo:font-weight="normal" loext:padding="0cm" loext:border="none"/>
    </style:style>
    <style:style style:name="T138" style:family="text">
      <style:text-properties style:font-name="q serif" loext:padding="0cm" loext:border="none"/>
    </style:style>
    <style:style style:name="T139" style:family="text">
      <style:text-properties style:font-name="q serif" fo:font-weight="bold" loext:padding="0cm" loext:border="none"/>
    </style:style>
    <style:style style:name="T140" style:family="text">
      <style:text-properties fo:color="#10a2ff" style:text-line-through-style="none" style:text-line-through-type="none"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4">string2 = "azonam" <text:s/>// rotated anti-clockwise</text:span></text:p>
      <text:p text:style-name="P148">Output : Yes</text:p>
      <text:p text:style-name="P150"/>
      <text:p text:style-name="P148">Input : string1 = "amazon"</text:p>
      <text:p text:style-name="P146"><text:s text:c="8"/><text:span text:style-name="T94">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4">int x = 400;</text:span></text:p>
      <text:p text:style-name="P149">Output : Yes</text:p>
      <text:p text:style-name="P150"/>
      <text:p text:style-name="P149">Input : arr[] = {10, 20, 9, 40};</text:p>
      <text:p text:style-name="P147"><text:s text:c="8"/><text:span text:style-name="T94">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4">102 - 152</text:span></text:p>
      <text:p text:style-name="P146"><text:s text:c="4"/><text:span text:style-name="T94">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5">n</text:span>. The problem is to check whether every bit in the binary representation of the given number is set or not. Here 0 &lt;= <text:span text:style-name="T95">n</text:span>.</text:p>
      <text:p text:style-name="P19"><text:span text:style-name="Strong_20_Emphasis"><text:span text:style-name="T2">Examples :</text:span></text:span></text:p>
      <text:p text:style-name="P67">Input : 7</text:p>
      <text:p text:style-name="P148">Output : Yes</text:p>
      <text:p text:style-name="P51"><text:span text:style-name="T95">(7)</text:span><text:span text:style-name="T97">10</text:span> = (111)<text:span text:style-name="T96">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4">26</text:span></text:p>
      <text:p text:style-name="P146"><text:s text:c="8"/><text:span text:style-name="T94">/ <text:s text:c="2"/>\</text:span></text:p>
      <text:p text:style-name="P146"><text:s text:c="6"/><text:span text:style-name="T94">10 <text:s text:c="4"/>3</text:span></text:p>
      <text:p text:style-name="P146"><text:s text:c="4"/><text:span text:style-name="T94">/ <text:s text:c="3"/>\ <text:s text:c="4"/>\</text:span></text:p>
      <text:p text:style-name="P146"><text:soft-page-break/><text:s text:c="2"/><text:span text:style-name="T94">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78">Their root node’s key must be same</text:p>
        </text:list-item>
        <text:list-item>
          <text:p text:style-name="P178">Left subtree of root of ‘a’ and right subtree root of ‘b’ are mirror.</text:p>
        </text:list-item>
        <text:list-item>
          <text:p text:style-name="P178">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4">Input: arr[] = {1, 1, 2, 2, 2, 2, 3,}, <text:s text:c="2"/>x = 2</text:span></text:p>
      <text:p text:style-name="P146"><text:s text:c="2"/><text:span text:style-name="T94">Output: 4 // x (or 2) occurs 4 times in arr[]</text:span></text:p>
      <text:p text:style-name="P150"/>
      <text:p text:style-name="P146"><text:soft-page-break/><text:s text:c="2"/><text:span text:style-name="T94">Input: arr[] = {1, 1, 2, 2, 2, 2, 3,}, <text:s text:c="2"/>x = 3</text:span></text:p>
      <text:p text:style-name="P146"><text:s text:c="2"/><text:span text:style-name="T94">Output: 1 </text:span></text:p>
      <text:p text:style-name="P150"/>
      <text:p text:style-name="P146"><text:s text:c="2"/><text:span text:style-name="T94">Input: arr[] = {1, 1, 2, 2, 2, 2, 3,}, <text:s text:c="2"/>x = 1</text:span></text:p>
      <text:p text:style-name="P146"><text:s text:c="2"/><text:span text:style-name="T94">Output: 2 </text:span></text:p>
      <text:p text:style-name="P150"/>
      <text:p text:style-name="P146"><text:s text:c="2"/><text:span text:style-name="T94">Input: arr[] = {1, 1, 2, 2, 2, 2, 3,}, <text:s text:c="2"/>x = 4</text:span></text:p>
      <text:p text:style-name="P146"><text:s text:c="2"/><text:span text:style-name="T94">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4">x = 5</text:span></text:p>
      <text:p text:style-name="P148">Output : First Occurrence = 2</text:p>
      <text:p text:style-name="P146"><text:s text:c="9"/><text:span text:style-name="T94">Last Occurrence = 5</text:span></text:p>
      <text:p text:style-name="P150"/>
      <text:p text:style-name="P148">Input : arr[] = {1, 3, 5, 5, 5, 5 ,7, 123 ,125 } <text:s text:c="3"/></text:p>
      <text:p text:style-name="P146"><text:s text:c="8"/><text:span text:style-name="T94">x = 7</text:span></text:p>
      <text:p text:style-name="P148">Output : First Occurrence = 6</text:p>
      <text:p text:style-name="P146"><text:s text:c="9"/><text:span text:style-name="T94">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5">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8">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4">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9">Recommended: Please solve it on “</text:span></text:a><text:a xlink:type="simple" xlink:href="https://practice.geeksforgeeks.org/problems/finding-middle-element-in-a-linked-list/1" text:style-name="Internet_20_link" text:visited-style-name="Visited_20_Internet_20_Link"><text:span text:style-name="T100">PRACTICE</text:span></text:a><text:a xlink:type="simple" xlink:href="https://practice.geeksforgeeks.org/problems/finding-middle-element-in-a-linked-list/1" text:style-name="Internet_20_link" text:visited-style-name="Visited_20_Internet_20_Link"><text:span text:style-name="T99">”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2">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1"><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9">Recommended: Please solve it on “</text:span></text:a><text:a xlink:type="simple" xlink:href="https://practice.geeksforgeeks.org/problems/check-if-tree-is-isomorphic/1" text:style-name="Internet_20_link" text:visited-style-name="Visited_20_Internet_20_Link"><text:span text:style-name="T100">PRACTICE</text:span></text:a><text:a xlink:type="simple" xlink:href="https://practice.geeksforgeeks.org/problems/check-if-tree-is-isomorphic/1" text:style-name="Internet_20_link" text:visited-style-name="Visited_20_Internet_20_Link"><text:span text:style-name="T99">”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4">10</text:span></text:p>
      <text:p text:style-name="P146"><text:s text:c="9"/><text:span text:style-name="T94">/ <text:s/>\</text:span></text:p>
      <text:p text:style-name="P146"><text:s text:c="8"/><text:span text:style-name="T94">2 <text:s text:c="3"/>7</text:span></text:p>
      <text:p text:style-name="P146"><text:s text:c="7"/><text:span text:style-name="T94">/ \</text:span></text:p>
      <text:p text:style-name="P146"><text:s text:c="6"/><text:span text:style-name="T94">8 <text:s text:c="2"/>4</text:span></text:p>
      <text:p text:style-name="P148">Output:</text:p>
      <text:p text:style-name="P146"><text:s text:c="10"/><text:span text:style-name="T94">8</text:span></text:p>
      <text:p text:style-name="P146"><text:s text:c="9"/><text:span text:style-name="T94">/ <text:s/>\</text:span></text:p>
      <text:p text:style-name="P146"><text:s text:c="8"/><text:span text:style-name="T94">4 <text:s text:c="3"/>10</text:span></text:p>
      <text:p text:style-name="P146"><text:s text:c="7"/><text:span text:style-name="T94">/ \</text:span></text:p>
      <text:p text:style-name="P146"><text:s text:c="6"/><text:span text:style-name="T94">2 <text:s text:c="2"/>7</text:span></text:p>
      <text:p text:style-name="P150"/>
      <text:p text:style-name="P150"/>
      <text:p text:style-name="P148">Example 2</text:p>
      <text:p text:style-name="P148">Input:</text:p>
      <text:p text:style-name="P146"><text:s text:c="10"/><text:span text:style-name="T94">10</text:span></text:p>
      <text:p text:style-name="P146"><text:s text:c="9"/><text:span text:style-name="T94">/ <text:s/>\</text:span></text:p>
      <text:p text:style-name="P146"><text:s text:c="8"/><text:span text:style-name="T94">30 <text:s text:c="2"/>15</text:span></text:p>
      <text:p text:style-name="P146"><text:s text:c="7"/><text:span text:style-name="T94">/ <text:s text:c="5"/>\</text:span></text:p>
      <text:p text:style-name="P146"><text:s text:c="6"/><text:span text:style-name="T94">20 <text:s text:c="6"/>5</text:span></text:p>
      <text:p text:style-name="P148">Output:</text:p>
      <text:p text:style-name="P146"><text:soft-page-break/><text:s text:c="10"/><text:span text:style-name="T94">15</text:span></text:p>
      <text:p text:style-name="P146"><text:s text:c="9"/><text:span text:style-name="T94">/ <text:s/>\</text:span></text:p>
      <text:p text:style-name="P146"><text:s text:c="7"/><text:span text:style-name="T94">10 <text:s text:c="3"/>20</text:span></text:p>
      <text:p text:style-name="P146"><text:s text:c="7"/><text:span text:style-name="T94">/ <text:s text:c="5"/>\</text:span></text:p>
      <text:p text:style-name="P146"><text:s text:c="6"/><text:span text:style-name="T94">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3">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4">arr2[] = [0, 1, 2, 1, 1, 4]</text:span></text:p>
      <text:p text:style-name="P148">Output : [4, 5, 5, 6, 6, 6]</text:p>
      <text:p text:style-name="P150"/>
      <text:p text:style-name="P148">Input : arr1[] = [5, 10, 2, 6, 1, 8, 6, 12]</text:p>
      <text:p text:style-name="P146"><text:s text:c="8"/><text:span text:style-name="T94">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05"><text:bookmark text:name="tablist1-tab1"/>C</text:p>
        </text:list-item>
        <text:list-item>
          <text:p text:style-name="P214"><text:bookmark text:name="tablist1-tab2"/>Java</text:p>
        </text:list-item>
        <text:list-item>
          <text:p text:style-name="P214"><text:bookmark text:name="tablist1-tab3"/>Python3</text:p>
        </text:list-item>
        <text:list-item>
          <text:p text:style-name="P214"><text:bookmark text:name="tablist1-tab4"/><text:soft-page-break/>C#</text:p>
        </text:list-item>
        <text:list-item>
          <text:p text:style-name="P214"><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4">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15"><text:bookmark text:name="tablist2-tab1"/>C</text:p>
        </text:list-item>
        <text:list-item>
          <text:p text:style-name="P215"><text:bookmark text:name="tablist2-tab2"/>C++/STL</text:p>
        </text:list-item>
        <text:list-item>
          <text:p text:style-name="P206"><text:bookmark text:name="tablist2-tab3"/>Java</text:p>
        </text:list-item>
        <text:list-item>
          <text:p text:style-name="P215"><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9">Recommended: Please solve it on “</text:span></text:a><text:a xlink:type="simple" xlink:href="https://practice.geeksforgeeks.org/problems/coin-change/0" text:style-name="Internet_20_link" text:visited-style-name="Visited_20_Internet_20_Link"><text:span text:style-name="T100">PRACTICE</text:span></text:a><text:a xlink:type="simple" xlink:href="https://practice.geeksforgeeks.org/problems/coin-change/0" text:style-name="Internet_20_link" text:visited-style-name="Visited_20_Internet_20_Link"><text:span text:style-name="T99">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9">Recommended: Please solve it on “</text:span></text:a><text:a xlink:type="simple" xlink:href="https://practice.geeksforgeeks.org/problems/stock-buy-and-sell/0" text:style-name="Internet_20_link" text:visited-style-name="Visited_20_Internet_20_Link"><text:span text:style-name="T100">PRACTICE</text:span></text:a><text:a xlink:type="simple" xlink:href="https://practice.geeksforgeeks.org/problems/stock-buy-and-sell/0" text:style-name="Internet_20_link" text:visited-style-name="Visited_20_Internet_20_Link"><text:span text:style-name="T99">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4">//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79">Insert</text:p>
        </text:list-item>
        <text:list-item>
          <text:p text:style-name="P179">Remove</text:p>
        </text:list-item>
        <text:list-item>
          <text:p text:style-name="P179">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5">num</text:span> having <text:span text:style-name="T95">n</text:span> number of digits. The problem is to find the smallest palindromic number greater than <text:span text:style-name="T95">num</text:span> using the same set of digits as in <text:span text:style-name="T95">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5">Approach:</text:span> Following are the steps:</text:p>
      <text:list xml:id="list1502071007882768421" text:style-name="L5">
        <text:list-item>
          <text:p text:style-name="P182">If number of digits n &lt;= 3, then print "Not Possible" and return.</text:p>
        </text:list-item>
        <text:list-item>
          <text:p text:style-name="P182">Calculate <text:span text:style-name="T95">mid</text:span> = n/2 – 1.</text:p>
        </text:list-item>
        <text:list-item>
          <text:p text:style-name="P182">Start traversing from the digit at index <text:span text:style-name="T95">mid</text:span> up to the 1st digit and while traversing find the index <text:span text:style-name="T95">i</text:span> of the rightmost digit which is smaller than the digit on its right side.</text:p>
        </text:list-item>
        <text:list-item>
          <text:p text:style-name="P182">Now search for the smallest digit greater than the digit <text:span text:style-name="T95">num[i]</text:span> in the index range <text:span text:style-name="T95">i+1</text:span> to <text:span text:style-name="T95">mid</text:span>. Let the index of this digit be <text:span text:style-name="T95">smallest</text:span>.</text:p>
        </text:list-item>
        <text:list-item>
          <text:p text:style-name="P182">If no such smallest digit found, then print “Not Possible”.</text:p>
        </text:list-item>
        <text:list-item>
          <text:p text:style-name="P182">Else the swap the digits at index <text:span text:style-name="T95">i</text:span> and <text:span text:style-name="T95">smallest</text:span> and also swap the digits at index <text:span text:style-name="T95">n-i-1</text:span> and <text:span text:style-name="T95">n-smallest-1</text:span>. This step is done so as to maintain the palindromic property in <text:span text:style-name="T95">num</text:span>.</text:p>
        </text:list-item>
        <text:list-item>
          <text:p text:style-name="P182">Now reverse the digits in the index range <text:span text:style-name="T95">i+1</text:span> to <text:span text:style-name="T95">mid</text:span>. Also If <text:span text:style-name="T95">n</text:span> is even then reverse the digits in the index range <text:span text:style-name="T95">mid+1</text:span> to <text:span text:style-name="T95">n-i-2</text:span> else if <text:span text:style-name="T95">n</text:span> is odd <text:soft-page-break/>then reverse the digits in the index range <text:span text:style-name="T95">mid+2</text:span> to <text:span text:style-name="T95">n-i-2</text:span>. This step is done so as to maintain the palindromic property in <text:span text:style-name="T95">num</text:span>.</text:p>
        </text:list-item>
        <text:list-item>
          <text:p text:style-name="P182">Print the final modified number <text:span text:style-name="T95">num</text:span>.</text:p>
        </text:list-item>
      </text:list>
      <text:list xml:id="list4480354575510588761" text:style-name="L6">
        <text:list-item>
          <text:p text:style-name="P216"><text:bookmark text:name="tablist1-tab11"/>C++</text:p>
        </text:list-item>
        <text:list-item>
          <text:p text:style-name="P207"><text:bookmark text:name="tablist1-tab21"/>Java</text:p>
        </text:list-item>
        <text:list-item>
          <text:p text:style-name="P216"><text:bookmark text:name="tablist1-tab31"/>Python</text:p>
        </text:list-item>
        <text:list-item>
          <text:p text:style-name="P216"><text:bookmark text:name="tablist1-tab41"/>C#</text:p>
        </text:list-item>
        <text:list-item>
          <text:p text:style-name="P216"><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5"><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7">1</text:span></text:p>
      <text:p text:style-name="P152"><text:s text:c="11"/><text:span text:style-name="T107">/ <text:s text:c="2"/>\</text:span></text:p>
      <text:p text:style-name="P152"><text:s text:c="10"/><text:span text:style-name="T107">2 <text:s text:c="4"/>3</text:span></text:p>
      <text:p text:style-name="P152"><text:s text:c="8"/><text:span text:style-name="T107">/ <text:s text:c="2"/>\ <text:s/>/ <text:s/>\</text:span></text:p>
      <text:p text:style-name="P152"><text:s text:c="7"/><text:span text:style-name="T107">4 <text:s text:c="3"/>5 <text:s/>6 <text:s text:c="2"/>7</text:span></text:p>
      <text:p text:style-name="P152"><text:s text:c="7"/><text:span text:style-name="T107">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7">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7">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7">b: 2-&gt;3-&gt;20 </text:span></text:p>
      <text:p text:style-name="P151">Output: res: 40-&gt;20-&gt;15-&gt;10-&gt;5-&gt;3-&gt;2</text:p>
      <text:p text:style-name="P153"/>
      <text:p text:style-name="P151">Input: <text:s/>a: NULL</text:p>
      <text:p text:style-name="P152"><text:s text:c="8"/><text:span text:style-name="T107">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9">Recommended: Please solve it on “</text:span></text:a><text:a xlink:type="simple" xlink:href="https://practice.geeksforgeeks.org/problems/merge-2-sorted-linked-list-in-reverse-order/1" text:style-name="Internet_20_link" text:visited-style-name="Visited_20_Internet_20_Link"><text:span text:style-name="T100">PRACTICE</text:span></text:a><text:a xlink:type="simple" xlink:href="https://practice.geeksforgeeks.org/problems/merge-2-sorted-linked-list-in-reverse-order/1" text:style-name="Internet_20_link" text:visited-style-name="Visited_20_Internet_20_Link"><text:span text:style-name="T99">”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7">a) Find the smaller of two (Current 'a' and 'b')</text:span></text:p>
      <text:p text:style-name="P152"><text:s text:c="4"/><text:span text:style-name="T107">b) Insert the smaller value node at the front of result.</text:span></text:p>
      <text:p text:style-name="P152"><text:s text:c="4"/><text:span text:style-name="T107">c) Move ahead in the list of smaller node. </text:span></text:p>
      <text:p text:style-name="P151">4) If 'b' becomes NULL before 'a', insert all nodes of 'a' </text:p>
      <text:p text:style-name="P152"><text:s text:c="3"/><text:span text:style-name="T107">into result list at the beginning.</text:span></text:p>
      <text:p text:style-name="P151">5) If 'a' becomes NULL before 'b', insert all nodes of 'a' </text:p>
      <text:p text:style-name="P152"><text:s text:c="3"/><text:span text:style-name="T107">into result list at the beginning. </text:span></text:p>
      <text:p text:style-name="P61">Below is the implementation of above solution.</text:p>
      <text:list xml:id="list1119053878211511024" text:style-name="L7">
        <text:list-item>
          <text:p text:style-name="P217"><text:bookmark text:name="tablist1-tab12"/>C/C++</text:p>
        </text:list-item>
        <text:list-item>
          <text:p text:style-name="P208"><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7">list2 = g-&gt;e-&gt;e-&gt;k-&gt;s-&gt;b</text:span></text:p>
      <text:p text:style-name="P151">Output: -1</text:p>
      <text:p text:style-name="P153"/>
      <text:p text:style-name="P151">Input: list1 = g-&gt;e-&gt;e-&gt;k-&gt;s-&gt;a</text:p>
      <text:p text:style-name="P152"><text:soft-page-break/><text:s text:c="7"/><text:span text:style-name="T107">list2 = g-&gt;e-&gt;e-&gt;k-&gt;s</text:span></text:p>
      <text:p text:style-name="P151">Output: 1</text:p>
      <text:p text:style-name="P153"/>
      <text:p text:style-name="P151">Input: list1 = g-&gt;e-&gt;e-&gt;k-&gt;s</text:p>
      <text:p text:style-name="P152"><text:s text:c="7"/><text:span text:style-name="T107">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5">x</text:span>. If node <text:span text:style-name="T95">x</text:span> is not present then print “No Path”.</text:p>
      <text:p text:style-name="P61">Examples:</text:p>
      <text:p text:style-name="P65">Input : <text:s text:c="9"/>1</text:p>
      <text:p text:style-name="P152"><text:s text:c="15"/><text:span text:style-name="T107">/ <text:s text:c="2"/>\</text:span></text:p>
      <text:p text:style-name="P152"><text:s text:c="14"/><text:span text:style-name="T107">2 <text:s text:c="4"/>3</text:span></text:p>
      <text:p text:style-name="P152"><text:s text:c="13"/><text:span text:style-name="T107">/ \ <text:s text:c="2"/>/ <text:s/>\</text:span></text:p>
      <text:p text:style-name="P152"><text:s text:c="12"/><text:span text:style-name="T107">4 <text:s text:c="2"/>5 <text:s/>6 <text:s text:c="2"/>7</text:span></text:p>
      <text:p text:style-name="P153"/>
      <text:p text:style-name="P152"><text:s text:c="15"/><text:span text:style-name="T107">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Approach:</text:span> Create a recursive function that traverses the different path in the binary tree to find the required node <text:span text:style-name="T95">x</text:span>. If node <text:span text:style-name="T95">x</text:span> is present then it returns true and accumulates the path nodes in some array <text:span text:style-name="T95">arr[]</text:span>. Else it returns false.</text:p>
      <text:p text:style-name="P61">Following are the cases during the traversal:</text:p>
      <text:list xml:id="list7565103176387351170" text:style-name="L8">
        <text:list-item>
          <text:p text:style-name="P183">If <text:span text:style-name="T95">root = NULL</text:span>, return false.</text:p>
        </text:list-item>
        <text:list-item>
          <text:p text:style-name="P183">push the root’s data into <text:span text:style-name="T95">arr[]</text:span>.</text:p>
        </text:list-item>
        <text:list-item>
          <text:p text:style-name="P183">if <text:span text:style-name="T95">root’s data = x</text:span>, return true.</text:p>
        </text:list-item>
        <text:list-item>
          <text:p text:style-name="P183">if node <text:span text:style-name="T95">x</text:span> is present in root’s left or right subtree, return true.</text:p>
        </text:list-item>
        <text:list-item>
          <text:p text:style-name="P183">Else remove root’s data value from <text:span text:style-name="T95">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22">}</text:span><text:span text:style-name="T121">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9">Recommended: Please solve it on “</text:span></text:a><text:a xlink:type="simple" xlink:href="https://practice.geeksforgeeks.org/problems/queue-using-two-stacks/1" text:style-name="Internet_20_link" text:visited-style-name="Visited_20_Internet_20_Link"><text:span text:style-name="T100">PRACTICE</text:span></text:a><text:a xlink:type="simple" xlink:href="https://practice.geeksforgeeks.org/problems/queue-using-two-stacks/1" text:style-name="Internet_20_link" text:visited-style-name="Visited_20_Internet_20_Link"><text:span text:style-name="T99">”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7">1) While stack1 is not empty, push everything from stack1 to stack2.</text:span></text:p>
      <text:p text:style-name="P152"><text:s text:c="2"/><text:span text:style-name="T107">2) Push x to stack1 (assuming size of stacks is unlimited).</text:span></text:p>
      <text:p text:style-name="P152"><text:s text:c="2"/><text:span text:style-name="T107">3) Push everything back to stack1.</text:span></text:p>
      <text:p text:style-name="P151">Here time complexity will be O(n)</text:p>
      <text:p text:style-name="P153"/>
      <text:p text:style-name="P151">deQueue(q)</text:p>
      <text:p text:style-name="P152"><text:s text:c="2"/><text:span text:style-name="T107">1) If stack1 is empty then error</text:span></text:p>
      <text:p text:style-name="P152"><text:s text:c="2"/><text:span text:style-name="T107">2) Pop an item from stack1 and return it</text:span></text:p>
      <text:p text:style-name="P151">Here time complexity will be O(1)</text:p>
      <text:list xml:id="list7452537260651092319" text:style-name="L9">
        <text:list-item>
          <text:p text:style-name="P218"><text:bookmark text:name="tablist1-tab13"/>C++</text:p>
        </text:list-item>
        <text:list-item>
          <text:p text:style-name="P209"><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7">{ 0, <text:s/>1, <text:s/>0, <text:s/>0}</text:span></text:p>
      <text:p text:style-name="P152"><text:s text:c="14"/><text:span text:style-name="T107">{ 0, <text:s/>0, <text:s/>0, <text:s/>1}</text:span></text:p>
      <text:p text:style-name="P152"><text:s text:c="14"/><text:span text:style-name="T107">{ 1, <text:s/>0, <text:s/>0, <text:s/>0}</text:span></text:p>
      <text:p text:style-name="P152"><text:s text:c="14"/><text:span text:style-name="T107">{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23">public</text:span> <text:span text:style-name="T123">class</text:span> <text:soft-page-break/><text:span text:style-name="T124">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23">class</text:span> <text:span text:style-name="T124">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23">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24">Position</text:span>(<text:span text:style-name="T123">int</text:span> <text:span text:style-name="T125">row</text:span>, <text:span text:style-name="T123">int</text:span> <text:span text:style-name="T125">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26">this</text:span><text:span text:style-name="T123">.</text:span>row <text:span text:style-name="T123">=</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26">this</text:span><text:span text:style-name="T123">.</text:span>col <text:span text:style-name="T123">=</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23">public</text:span> <text:span text:style-name="T123">Position</text:span>[] <text:span text:style-name="T124">solveNQueenOneSolution</text:span>(<text:span text:style-name="T123">int</text:span> <text:span text:style-name="T125">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23">Position</text:span>[] positions <text:span text:style-name="T123">=</text:span> <text:span text:style-name="T123">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23">boolean</text:span> hasSolution <text:span text:style-name="T123">=</text:span> solveNQueenOneSolutionUtil(n, <text:span text:style-name="T126">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23">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23">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23">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23">return</text:span> <text:span text:style-name="T123">new</text:span> Position[<text:span text:style-name="T126">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23">private</text:span> <text:span text:style-name="T123">boolean</text:span> <text:span text:style-name="T124">solveNQueenOneSolutionUtil</text:span>(<text:span text:style-name="T123">int</text:span> <text:span text:style-name="T125">n</text:span>, <text:span text:style-name="T123">int</text:span> <text:span text:style-name="T125">row</text:span>, <text:span text:style-name="T123">Position</text:span>[] <text:span text:style-name="T125">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23">if</text:span> (n <text:span text:style-name="T123">==</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23">return</text:span> <text:span text:style-name="T126">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23">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23">for</text:span> (col <text:span text:style-name="T123">=</text:span> <text:span text:style-name="T126">0</text:span>; col <text:span text:style-name="T123">&lt;</text:span> n; col<text:span text:style-name="T123">++</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23">boolean</text:span> foundSafe <text:span text:style-name="T123">=</text:span> <text:span text:style-name="T126">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23">for</text:span> (<text:span text:style-name="T123">int</text:span> queen <text:span text:style-name="T123">=</text:span> <text:span text:style-name="T126">0</text:span>; queen <text:span text:style-name="T123">&lt;</text:span> row; queen<text:span text:style-name="T123">++</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23">if</text:span> (positions[queen]<text:span text:style-name="T123">.</text:span>col <text:span text:style-name="T123">==</text:span> col <text:span text:style-name="T123">||</text:span> positions[queen]<text:span text:style-name="T123">.</text:span>row <text:span text:style-name="T123">-</text:span> positions[queen]<text:span text:style-name="T123">.</text:span>col <text:span text:style-name="T123">==</text:span> row <text:span text:style-name="T123">-</text:span> col <text:span text:style-name="T123">||</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23">.</text:span>row <text:span text:style-name="T123">+</text:span> positions[queen]<text:span text:style-name="T123">.</text:span>col <text:span text:style-name="T123">==</text:span> row <text:span text:style-name="T123">+</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23">=</text:span> <text:span text:style-name="T126">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23">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23">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23">=</text:span> <text:span text:style-name="T123">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23">if</text:span> (solveNQueenOneSolutionUtil(n, row <text:span text:style-name="T123">+</text:span> <text:span text:style-name="T126">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23">return</text:span> <text:span text:style-name="T126">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23">return</text:span> <text:span text:style-name="T126">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293" text:outline-level="1">Find Two Missing Numbers | Set 1 (An Interesting Linear Time Solution)</text:h>
      <text:p text:style-name="P254">Given an array of n unique integers where each element in the array is in range [1, n]. The array has all distinct elements and size of array is (n-2). Hence Two numbers from the range are missing from this array. Find the two missing numbers.</text:p>
      <text:p text:style-name="P236"><text:span text:style-name="Strong_20_Emphasis"><text:span text:style-name="T106">Examples :</text:span></text:span></text:p>
      <text:p text:style-name="P301">Input <text:s/>: arr[] = {1, 3, 5, 6}</text:p>
      <text:p text:style-name="P307">Output : 2 4</text:p>
      <text:p text:style-name="P308"/>
      <text:p text:style-name="P307">Input : arr[] = {1, 2, 4}</text:p>
      <text:p text:style-name="P307">Output : 3 5</text:p>
      <text:p text:style-name="P308"/>
      <text:p text:style-name="P307">Input : arr[] = {1, 2}</text:p>
      <text:p text:style-name="P307">Output : 3 4</text:p>
      <text:p text:style-name="P137"/>
      <text:section text:style-name="Sect1" text:name="Section23">
        <text:h text:style-name="P295" text:outline-level="2"><text:bookmark text:name="practiceLinkDiv18"/><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240"><text:span text:style-name="Strong_20_Emphasis"><text:span text:style-name="T105">Method 1 – O(n) time complexity and O(n) Extra Space</text:span></text:span></text:p>
      <text:p text:style-name="P236"><text:span text:style-name="Strong_20_Emphasis"><text:span text:style-name="T106">Step 1: </text:span></text:span><text:span text:style-name="T106">Take a boolean array </text:span><text:span text:style-name="Emphasis"><text:span text:style-name="T106">mark </text:span></text:span><text:span text:style-name="T106">that keeps track of all the elements present in the array.<text:line-break/></text:span><text:span text:style-name="Strong_20_Emphasis"><text:span text:style-name="T106">Step 2:</text:span></text:span><text:span text:style-name="T106"> Iterate from 1 to n, check for every element if it is marked as true in the boolean array, if not then simply display that element.</text:span></text:p>
      <text:list xml:id="list557233865468007947" text:style-name="L31">
        <text:list-item>
          <text:p text:style-name="P219"><text:bookmark text:name="tablist1-tab14"/>C++</text:p>
        </text:list-item>
        <text:list-item>
          <text:p text:style-name="P210"><text:bookmark text:name="tablist1-tab24"/>Python3</text:p>
        </text:list-item>
      </text:list>
      <text:section text:style-name="Sect2" text:name="Section24">
        <text:p text:style-name="P248"><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310"><text:s text:c="31"/><text:span text:style-name="T107">=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95"><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95"><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95"><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302">Input : 1 3 5 6, n = 6</text:p>
      <text:p text:style-name="P312">Sum of missing integers = n*(n+1)/2 - (1+3+5+6) = 6.</text:p>
      <text:p text:style-name="P312">Average of missing integers = 6/2 = 3.</text:p>
      <text:p text:style-name="P312">Sum of array elements less than or equal to average = 1 + 3 = 4</text:p>
      <text:p text:style-name="P312">Sum of natural numbers from 1 to avg = avg*(avg + 1)/2</text:p>
      <text:p text:style-name="P310"><text:s text:c="37"/><text:span text:style-name="T107">= 3*4/2 = 6</text:span></text:p>
      <text:p text:style-name="P312">First missing number = 6 - 4 = 2</text:p>
      <text:p text:style-name="P153"/>
      <text:p text:style-name="P312">Sum of natural numbers from avg+1 to n</text:p>
      <text:p text:style-name="P310"><text:s text:c="32"/><text:span text:style-name="T107">= <text:s/>n*(n+1)/2 - avg*(avg+1)/2</text:span></text:p>
      <text:p text:style-name="P310"><text:soft-page-break/><text:s text:c="32"/><text:span text:style-name="T107">= <text:s/>6*7/2 - 3*4/2</text:span></text:p>
      <text:p text:style-name="P310"><text:s text:c="32"/><text:span text:style-name="T107">= <text:s/>15</text:span></text:p>
      <text:p text:style-name="P312">Sum of array elements greater than average = 5 + 6 = 11</text:p>
      <text:p text:style-name="P312">Second missing number = 15 - 11 = 4</text:p>
      <text:p text:style-name="P63">Below is implementation of above idea.</text:p>
      <text:list xml:id="list3298985874383649654" text:style-name="L33">
        <text:list-item>
          <text:p text:style-name="P220"><text:bookmark text:name="tablist2-tab11"/>C++</text:p>
        </text:list-item>
        <text:list-item>
          <text:p text:style-name="P211"><text:bookmark text:name="tablist2-tab21"/>Java</text:p>
        </text:list-item>
        <text:list-item>
          <text:p text:style-name="P220"><text:bookmark text:name="tablist2-tab31"/>Python3</text:p>
        </text:list-item>
        <text:list-item>
          <text:p text:style-name="P220"><text:bookmark text:name="tablist2-tab41"/>C#</text:p>
        </text:list-item>
        <text:list-item>
          <text:p text:style-name="P220"><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302">Two Missing Numbers are</text:p>
      <text:p text:style-name="P312">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23"><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23"><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23"><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35"><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24"><text:span text:style-name="T72">In </text:span><text:span text:style-name="Source_20_Text"><text:span text:style-name="T74">sleep()</text:span></text:span><text:span text:style-name="T72"> the thread stops working for the specified duration.</text:span></text:p>
        </text:list-item>
        <text:list-item>
          <text:p text:style-name="P224"><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5">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5">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7">clone</text:span></text:span><text:span text:style-name="Source_20_Text"><text:span text:style-name="T88">()</text:span></text:span><text:span text:style-name="T84"> </text:span><text:span text:style-name="T83">method ?</text:span></text:p>
      <text:p text:style-name="P36"><text:soft-page-break/><text:span text:style-name="T84">The </text:span><text:span text:style-name="Source_20_Text"><text:span text:style-name="T87">clone</text:span></text:span><text:span text:style-name="Source_20_Text"><text:span text:style-name="T88">()</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has some design issues but it is still a popular and easy way of copying objects. Following is a list of advantages of usi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264148479293330267" text:style-name="L13">
        <text:list-item>
          <text:p text:style-name="P225"><text:span text:style-name="T84">You don't need to write lengthy and repetitive codes. Just use an abstract class with a 4- or 5-line lo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item>
        <text:list-item>
          <text:p text:style-name="P225"><text:span text:style-name="T84">It is the easiest and most efficient way for copying objects, especially if we are applying it to an already developed or an old project. Just define a parent class, implement </text:span><text:span text:style-name="Source_20_Text"><text:span text:style-name="T89">Cloneable</text:span></text:span><text:span text:style-name="Source_20_Text"><text:span text:style-name="T87"> </text:span></text:span><text:span text:style-name="T84">in it, provide the definition of the </text:span><text:span text:style-name="Source_20_Text"><text:span text:style-name="T87">clone</text:span></text:span><text:span text:style-name="Source_20_Text"><text:span text:style-name="T88">()</text:span></text:span><text:span text:style-name="T84"> method and the task will be done.</text:span></text:p>
        </text:list-item>
        <text:list-item>
          <text:p text:style-name="P225"><text:span text:style-name="Source_20_Text"><text:span text:style-name="T87">clone</text:span></text:span><text:span text:style-name="Source_20_Text"><text:span text:style-name="T88">()</text:span></text:span><text:span text:style-name="Source_20_Text"><text:span text:style-name="T87">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4337663072273963738" text:style-name="L14">
        <text:list-item>
          <text:p text:style-name="P226"><text:span text:style-name="T84">To use the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method, we have to change a lot of syntaxes to our code, like implementing a </text:span><text:span text:style-name="Source_20_Text"><text:span text:style-name="T89">Cloneable</text:span></text:span><text:span text:style-name="Source_20_Text"><text:span text:style-name="T87"> </text:span></text:span><text:span text:style-name="T84">interface, defining the </text:span><text:span text:style-name="Source_20_Text"><text:span text:style-name="T87">clone</text:span></text:span><text:span text:style-name="Source_20_Text"><text:span text:style-name="T88">()</text:span></text:span><text:span text:style-name="Source_20_Text"><text:span text:style-name="T87"> </text:span></text:span><text:span text:style-name="T84">method and handling </text:span><text:span text:style-name="Source_20_Text"><text:span text:style-name="T89">CloneNotSupportedException</text:span></text:span><text:span text:style-name="T84">, and finally, calling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etc.</text:span></text:p>
        </text:list-item>
        <text:list-item>
          <text:p text:style-name="P226"><text:span text:style-name="T84">We have to implement </text:span><text:span text:style-name="Source_20_Text"><text:span text:style-name="T89">Cloneable</text:span></text:span><text:span text:style-name="Source_20_Text"><text:span text:style-name="T87"> </text:span></text:span><text:span text:style-name="T84">interface while it doesn’t have any methods in it. This is just to tell the JVM that we can perform </text:span><text:span text:style-name="Source_20_Text"><text:span text:style-name="T87">clone</text:span></text:span><text:span text:style-name="Source_20_Text"><text:span text:style-name="T88">()</text:span></text:span><text:span text:style-name="T84">on our object.</text:span></text:p>
        </text:list-item>
        <text:list-item>
          <text:p text:style-name="P226"><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is protected, so we have to provide our own </text:span><text:span text:style-name="Source_20_Text"><text:span text:style-name="T87">clone</text:span></text:span><text:span text:style-name="Source_20_Text"><text:span text:style-name="T88">()</text:span></text:span><text:span text:style-name="T84">and indirectly call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from it.</text:span></text:p>
        </text:list-item>
        <text:list-item>
          <text:p text:style-name="P226"><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doesn’t invoke any constructor so we don’t have any control over object construction.</text:span></text:p>
        </text:list-item>
        <text:list-item>
          <text:p text:style-name="P226"><text:span text:style-name="T84">If you want to write a clone method in a child class then all of its superclasses should define the clone() method in them or inherit it from another parent class. Otherwise, the </text:span><text:span text:style-name="Source_20_Text"><text:span text:style-name="T90">super</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chain will fail.</text:span></text:p>
        </text:list-item>
        <text:list-item>
          <text:p text:style-name="P226"><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7">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7">throws IOException,</text:span></text:p>
      <text:p text:style-name="P152"><text:s text:c="15"/><text:span text:style-name="T107">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2">Examples :</text:span></text:span></text:p>
      <text:p text:style-name="P65">Input : mat[3][3] = {0, 0, 1,</text:p>
      <text:p text:style-name="P152"><text:s text:c="21"/><text:span text:style-name="T107">0, 1, 1,</text:span></text:p>
      <text:p text:style-name="P152"><text:s text:c="21"/><text:span text:style-name="T107">0, 0, 0}</text:span></text:p>
      <text:p text:style-name="P151">Output : Row number = 2, MaxCount = 2</text:p>
      <text:p text:style-name="P153"/>
      <text:p text:style-name="P151">Input : mat[3][3] = {1, 1, 1,</text:p>
      <text:p text:style-name="P152"><text:s text:c="21"/><text:span text:style-name="T107">1, 1, 1,</text:span></text:p>
      <text:p text:style-name="P152"><text:s text:c="21"/><text:span text:style-name="T107">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2">Better Approach : </text:span></text:span><text:span text:style-name="T62">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5">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5">Algorithm :</text:span></text:p>
      <text:p text:style-name="P65">for (int i=0, j=n-1; i&lt;n;i++)</text:p>
      <text:p text:style-name="P151">{</text:p>
      <text:p text:style-name="P152"><text:s text:c="4"/><text:span text:style-name="T107">// find left most position of 1 in a row</text:span></text:p>
      <text:p text:style-name="P152"><text:s text:c="4"/><text:span text:style-name="T107">// find 1st zero in a row</text:span></text:p>
      <text:p text:style-name="P152"><text:s text:c="4"/><text:span text:style-name="T107">while (arr[i][j]==1) </text:span></text:p>
      <text:p text:style-name="P152"><text:soft-page-break/><text:s text:c="4"/><text:span text:style-name="T107">{</text:span></text:p>
      <text:p text:style-name="P152"><text:s text:c="8"/><text:span text:style-name="T107">row = i;</text:span></text:p>
      <text:p text:style-name="P152"><text:s text:c="8"/><text:span text:style-name="T107">j--;</text:span></text:p>
      <text:p text:style-name="P152"><text:s text:c="4"/><text:span text:style-name="T107">}</text:span></text:p>
      <text:p text:style-name="P151">}</text:p>
      <text:p text:style-name="P151">cout &lt;&lt; "Row number =" &lt;&lt; row+1;</text:p>
      <text:p text:style-name="P151">cout &lt;&lt; "MaxCount =" &lt;&lt; n-j;</text:p>
      <text:p text:style-name="P177">class FindMax1inMatrix{</text:p>
      <text:p text:style-name="P177"><text:tab/>public static void main(String[] args) {</text:p>
      <text:p text:style-name="P177"><text:tab/><text:tab/>int[][] m = { {0, 0, 0, 1}, </text:p>
      <text:p text:style-name="P177"><text:s text:c="23"/>{0, 1, 1, 1}, </text:p>
      <text:p text:style-name="P177"><text:s text:c="23"/>{1, 1, 1, 1}, </text:p>
      <text:p text:style-name="P177"><text:s text:c="23"/>{0, 0, 0, 0}}; </text:p>
      <text:p text:style-name="P177"><text:s text:c="2"/><text:tab/><text:tab/>int j=m[0].length-1;</text:p>
      <text:p text:style-name="P177"><text:s text:c="2"/><text:tab/><text:tab/>int row=0;</text:p>
      <text:p text:style-name="P177"><text:s text:c="2"/><text:tab/><text:tab/>int i;</text:p>
      <text:p text:style-name="P177"><text:s text:c="2"/><text:tab/><text:tab/></text:p>
      <text:p text:style-name="P177"><text:s text:c="2"/><text:tab/><text:tab/>for(i=0;i&lt;m.length;i++){</text:p>
      <text:p text:style-name="P177"><text:s text:c="2"/><text:tab/><text:tab/><text:tab/>while(j&gt;=0 &amp;&amp; m[i][j]==1){</text:p>
      <text:p text:style-name="P177"><text:s text:c="2"/><text:tab/><text:tab/><text:tab/><text:tab/>row=i;</text:p>
      <text:p text:style-name="P177"><text:s text:c="2"/><text:tab/><text:tab/><text:tab/><text:tab/>j--;</text:p>
      <text:p text:style-name="P177"><text:s text:c="2"/><text:tab/><text:tab/><text:tab/>}</text:p>
      <text:p text:style-name="P177"><text:s text:c="2"/><text:tab/><text:tab/>}</text:p>
      <text:p text:style-name="P177"><text:s text:c="2"/><text:tab/><text:tab/>System.out.print(row+1);</text:p>
      <text:p text:style-name="P177"/>
      <text:p text:style-name="P177"/>
      <text:p text:style-name="P177"/>
      <text:p text:style-name="P177"><text:tab/>}</text:p>
      <text:p text:style-name="P177">}</text:p>
      <text:h text:style-name="P292"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77">class Node{</text:p>
      <text:p text:style-name="P177"><text:tab/><text:tab/>int data;</text:p>
      <text:p text:style-name="P177"><text:tab/><text:tab/>Node next;</text:p>
      <text:p text:style-name="P177"><text:tab/><text:tab/>Node(int d){</text:p>
      <text:p text:style-name="P177"><text:tab/><text:tab/><text:tab/>data=d;</text:p>
      <text:p text:style-name="P177"><text:tab/><text:tab/><text:tab/>next=null;</text:p>
      <text:p text:style-name="P177"><text:tab/><text:tab/>}</text:p>
      <text:p text:style-name="P177"><text:tab/>}</text:p>
      <text:p text:style-name="P177">class SwapNode{</text:p>
      <text:p text:style-name="P177"><text:tab/>static Node head;</text:p>
      <text:p text:style-name="P177"><text:tab/>public static void main(String[] args) {</text:p>
      <text:p text:style-name="P177"><text:tab/><text:tab/>SwapNode sn=new SwapNode();</text:p>
      <text:p text:style-name="P177"><text:tab/><text:tab/>sn.head=new Node(1);</text:p>
      <text:p text:style-name="P177"><text:tab/><text:tab/>sn.head.next=new Node(2);</text:p>
      <text:p text:style-name="P177"><text:tab/><text:tab/>sn.head.next.next=new Node(3);</text:p>
      <text:p text:style-name="P177"><text:tab/><text:tab/>sn.head.next.next.next=new Node(4);</text:p>
      <text:p text:style-name="P177"><text:tab/><text:tab/>sn.head.next.next.next.next=new Node(5);</text:p>
      <text:p text:style-name="P177"><text:tab/><text:tab/>sn.head.next.next.next.next.next=new Node(6);</text:p>
      <text:p text:style-name="P177"><text:tab/><text:tab/>sn.head.next.next.next.next.next.next=new Node(7);</text:p>
      <text:p text:style-name="P177"><text:tab/><text:tab/>sn.head.next.next.next.next.next.next.next=new Node(8);</text:p>
      <text:p text:style-name="P177"><text:tab/><text:tab/>sn.head.next.next.next.next.next.next.next.next=new Node(9);</text:p>
      <text:p text:style-name="P177"><text:tab/><text:tab/>help(head);</text:p>
      <text:p text:style-name="P177"><text:tab/><text:tab/>Print(head);</text:p>
      <text:p text:style-name="P177"><text:tab/>}</text:p>
      <text:p text:style-name="P177"><text:tab/>public static void help(Node head){</text:p>
      <text:p text:style-name="P177"><text:soft-page-break/><text:tab/><text:tab/>Node n=head;</text:p>
      <text:p text:style-name="P177"><text:tab/><text:tab/>while(n!=null &amp;&amp; n.next!=null){</text:p>
      <text:p text:style-name="P177"><text:tab/><text:tab/><text:tab/>int temp=n.data;</text:p>
      <text:p text:style-name="P177"><text:tab/><text:tab/><text:tab/>n.data=n.next.data;</text:p>
      <text:p text:style-name="P177"><text:tab/><text:tab/><text:tab/>n.next.data=temp;</text:p>
      <text:p text:style-name="P177"><text:tab/><text:tab/><text:tab/>n=n.next.next;</text:p>
      <text:p text:style-name="P177"><text:tab/><text:tab/>}</text:p>
      <text:p text:style-name="P177"><text:tab/>}</text:p>
      <text:p text:style-name="P177"><text:tab/>public static void Print(Node head){</text:p>
      <text:p text:style-name="P177"><text:tab/><text:tab/>Node temp=head;</text:p>
      <text:p text:style-name="P177"><text:tab/><text:tab/>while(temp!=null){</text:p>
      <text:p text:style-name="P177"><text:tab/><text:tab/><text:tab/>System.out.print(temp.data+" ");</text:p>
      <text:p text:style-name="P177"><text:tab/><text:tab/><text:tab/>temp=temp.next;</text:p>
      <text:p text:style-name="P177"><text:tab/><text:tab/>}</text:p>
      <text:p text:style-name="P177"><text:tab/>}</text:p>
      <text:p text:style-name="P177">}</text:p>
      <text:p text:style-name="P177"/>
      <text:p text:style-name="P165">perm_identity<draw:frame draw:style-name="fr1" draw:name="Frame1" text:anchor-type="char" svg:x="0.318cm" svg:width="3.175cm" draw:z-index="13"><draw:text-box fo:min-height="0.041cm"><text:p text:style-name="Text_20_body"/></draw:text-box></draw:frame></text:p>
      <text:h text:style-name="P293" text:outline-level="1">Find the row with maximum number of 1s</text:h>
      <text:p text:style-name="P20"><text:span text:style-name="T62">Given a boolean 2D array, where each row is sorted. Find the row with the maximum number of 1s.<text:line-break/></text:span><text:span text:style-name="Strong_20_Emphasis"><text:span text:style-name="T62">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77"><text:soft-page-break/>class FindMax1inMatrix{</text:p>
      <text:p text:style-name="P177"><text:tab/>public static void main(String[] args) {</text:p>
      <text:p text:style-name="P177"><text:tab/><text:tab/>int[][] m = { {0, 0, 0, 1}, </text:p>
      <text:p text:style-name="P177"><text:s text:c="23"/>{0, 1, 1, 1}, </text:p>
      <text:p text:style-name="P177"><text:s text:c="23"/>{1, 1, 1, 1}, </text:p>
      <text:p text:style-name="P177"><text:s text:c="23"/>{0, 0, 0, 0}}; </text:p>
      <text:p text:style-name="P177"><text:s text:c="2"/><text:tab/><text:tab/>int j=m[0].length-1;</text:p>
      <text:p text:style-name="P177"><text:s text:c="2"/><text:tab/><text:tab/>int row=0;</text:p>
      <text:p text:style-name="P177"><text:s text:c="2"/><text:tab/><text:tab/>int i;</text:p>
      <text:p text:style-name="P177"><text:s text:c="2"/><text:tab/><text:tab/></text:p>
      <text:p text:style-name="P177"><text:s text:c="2"/><text:tab/><text:tab/>for(i=0;i&lt;m.length;i++){</text:p>
      <text:p text:style-name="P177"><text:s text:c="2"/><text:tab/><text:tab/><text:tab/>while(j&gt;=0 &amp;&amp; m[i][j]==1){</text:p>
      <text:p text:style-name="P177"><text:s text:c="2"/><text:tab/><text:tab/><text:tab/><text:tab/>row=i;</text:p>
      <text:p text:style-name="P177"><text:s text:c="2"/><text:tab/><text:tab/><text:tab/><text:tab/>j--;</text:p>
      <text:p text:style-name="P177"><text:s text:c="2"/><text:tab/><text:tab/><text:tab/>}</text:p>
      <text:p text:style-name="P177"><text:s text:c="2"/><text:tab/><text:tab/>}</text:p>
      <text:p text:style-name="P177"><text:s text:c="2"/><text:tab/><text:tab/>System.out.print(row+1);</text:p>
      <text:p text:style-name="P177"/>
      <text:p text:style-name="P177"/>
      <text:p text:style-name="P177"/>
      <text:p text:style-name="P177"><text:tab/>}</text:p>
      <text:p text:style-name="P177">}</text:p>
      <text:h text:style-name="P292"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99">Recommended: Please solve it on “</text:span></text:a><text:a xlink:type="simple" xlink:href="https://practice.geeksforgeeks.org/problems/cutted-segments/0" text:style-name="Internet_20_link" text:visited-style-name="Visited_20_Internet_20_Link"><text:span text:style-name="T100">PRACTICE</text:span></text:a><text:a xlink:type="simple" xlink:href="https://practice.geeksforgeeks.org/problems/cutted-segments/0" text:style-name="Internet_20_link" text:visited-style-name="Visited_20_Internet_20_Link"><text:span text:style-name="T99"> ” first, before moving on to the solution.</text:span></text:a></text:h>
      </text:section>
      <text:p text:style-name="Text_20_body"><text:line-break/></text:p>
      <text:p text:style-name="P177">class RodCutting{</text:p>
      <text:p text:style-name="P177"><text:tab/>public static void main(String[] args) {</text:p>
      <text:p text:style-name="P177"><text:tab/><text:tab/>int[] price = {1, 5, 8, 9, 10, 17, 17, 20};</text:p>
      <text:p text:style-name="P177"><text:tab/><text:tab/>int t=8;</text:p>
      <text:p text:style-name="P177"><text:tab/><text:tab/>System.out.println(helpdp(price,8));</text:p>
      <text:p text:style-name="P177"><text:tab/>}</text:p>
      <text:p text:style-name="P177"/>
      <text:p text:style-name="P177"><text:tab/>public static int helpdp(int[] price,int n){</text:p>
      <text:p text:style-name="P177"><text:tab/><text:tab/>int val[] = new int[n+1]; </text:p>
      <text:p text:style-name="P177"><text:s text:c="8"/>val[0] = 0; </text:p>
      <text:p text:style-name="P177"><text:s text:c="2"/></text:p>
      <text:p text:style-name="P177"><text:s text:c="8"/>// Build the table val[] in bottom up manner and return </text:p>
      <text:p text:style-name="P177"><text:s text:c="8"/>// the last entry from the table </text:p>
      <text:p text:style-name="P177"><text:s text:c="8"/>for (int i = 1; i&lt;=n; i++) </text:p>
      <text:p text:style-name="P177"><text:s text:c="8"/>{ </text:p>
      <text:p text:style-name="P177"><text:s text:c="12"/>int max_val = Integer.MIN_VALUE; </text:p>
      <text:p text:style-name="P177"><text:s text:c="12"/>for (int j = 0; j &lt; i; j++) </text:p>
      <text:p text:style-name="P177"><text:s text:c="16"/>max_val = Math.max(max_val,price[j] + val[i-j-1]); </text:p>
      <text:p text:style-name="P177"><text:s text:c="12"/>val[i] = max_val; </text:p>
      <text:p text:style-name="P177"><text:s text:c="8"/>} </text:p>
      <text:p text:style-name="P177"><text:soft-page-break/><text:s text:c="2"/></text:p>
      <text:p text:style-name="P177"><text:s text:c="8"/>return val[n]; </text:p>
      <text:p text:style-name="P177"><text:tab/><text:tab/> <text:s text:c="7"/></text:p>
      <text:p text:style-name="P177"/>
      <text:p text:style-name="P177"/>
      <text:p text:style-name="P177"><text:tab/>} </text:p>
      <text:p text:style-name="P177">}</text:p>
      <text:p text:style-name="P133"/>
      <text:h text:style-name="P290" text:outline-level="1"><text:span text:style-name="Source_20_Text"><text:span text:style-name="T113">Count occurrences of a word in string</text:span></text:span></text:h>
      <text:p text:style-name="P20"><text:span text:style-name="T62">You are given a string and a word your task is that count the number of the occurrence of the given word in the string and print the number of occurrence of the word.<text:line-break/></text:span><text:span text:style-name="Strong_20_Emphasis"><text:span text:style-name="T62">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2">Approach :-</text:span></text:span></text:p>
      <text:list xml:id="list4379928645860526015" text:style-name="L43">
        <text:list-item>
          <text:p text:style-name="P189">First, we split the string by spaces in a</text:p>
        </text:list-item>
        <text:list-item>
          <text:p text:style-name="P189">Then, take a variable count = 0 and in every true condition we increment the count by 1</text:p>
        </text:list-item>
        <text:list-item>
          <text:p text:style-name="P189">Now run a loop at 0 to length of string and check if our string is equal to the word</text:p>
        </text:list-item>
        <text:list-item>
          <text:p text:style-name="P189">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61">Below is the implementation of the above approach :</text:p>
      <text:list xml:id="list5732915896788882019" text:style-name="L44">
        <text:list-item>
          <text:p text:style-name="P212"><text:bookmark text:name="tablist1-tab15"/>Java</text:p>
        </text:list-item>
        <text:list-item>
          <text:p text:style-name="P221"><text:bookmark text:name="tablist1-tab25"/>Python 3</text:p>
        </text:list-item>
        <text:list-item>
          <text:p text:style-name="P221"><text:bookmark text:name="tablist1-tab32"/>C#</text:p>
        </text:list-item>
        <text:list-item>
          <text:p text:style-name="P221"><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7">"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7">"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3"><text:line-break/></text:span><text:span text:style-name="Strong_20_Emphasis"><text:span text:style-name="T63">Output:</text:span></text:span></text:p>
      <text:p text:style-name="P65">1</text:p>
      <text:p text:style-name="P173"><text:span text:style-name="Source_20_Text"><text:span text:style-name="T114"/></text:span></text:p>
      <text:h text:style-name="P290" text:outline-level="1"><text:span text:style-name="Source_20_Text"><text:span text:style-name="T113">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7">B(10,30)</text:span></text:p>
      <text:p text:style-name="P152"><text:s text:c="16"/><text:span text:style-name="T107">/ \</text:span></text:p>
      <text:p text:style-name="P152"><text:s text:c="15"/><text:span text:style-name="T107">/ <text:s text:c="2"/>\</text:span></text:p>
      <text:p text:style-name="P152"><text:s text:c="14"/><text:span text:style-name="T107">/ <text:s text:c="4"/>\</text:span></text:p>
      <text:p text:style-name="P152"><text:s text:c="13"/><text:span text:style-name="T107">/ <text:s text:c="2"/>P <text:s text:c="2"/>\ <text:s text:c="5"/>P'</text:span></text:p>
      <text:p text:style-name="P152"><text:s text:c="12"/><text:span text:style-name="T107">/ <text:s text:c="8"/>\</text:span></text:p>
      <text:p text:style-name="P152"><text:s text:c="5"/><text:span text:style-name="T107">A(0,0) ----------- C(20,0) </text:span></text:p>
      <text:p text:style-name="P20"><text:span text:style-name="Strong_20_Emphasis"><text:span text:style-name="T62">Solution:</text:span></text:span><text:span text:style-name="T62"><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22"><text:bookmark text:name="tablist1-tab16"/>C++</text:p>
        </text:list-item>
        <text:list-item>
          <text:p text:style-name="P213"><text:bookmark text:name="tablist1-tab26"/>Java</text:p>
        </text:list-item>
        <text:list-item>
          <text:p text:style-name="P222"><text:bookmark text:name="tablist1-tab33"/>Python</text:p>
        </text:list-item>
        <text:list-item>
          <text:p text:style-name="P222"><text:bookmark text:name="tablist1-tab43"/>C#</text:p>
        </text:list-item>
        <text:list-item>
          <text:p text:style-name="P222"><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3"><text:span text:style-name="Source_20_Text"><text:span text:style-name="T114"/></text:span></text:p>
      <text:p text:style-name="P173"><text:span text:style-name="Source_20_Text"><text:span text:style-name="T114"/></text:span></text:p>
      <text:p text:style-name="P173"><text:span text:style-name="Source_20_Text"><text:span text:style-name="T118">Q1: You are given an array in which you’ve to find a contiguous subarray such that the sum of elements in it is equal to zero. (I coded using hashtable in java)</text:span></text:span></text:p>
      <text:p text:style-name="P173"><text:span text:style-name="Source_20_Text"><text:span text:style-name="T114"/></text:span></text:p>
      <text:p text:style-name="P174"><text:span text:style-name="Source_20_Text"><text:span text:style-name="T115">;import java.util.*;</text:span></text:span></text:p>
      <text:p text:style-name="P174"><text:span text:style-name="Source_20_Text"><text:span text:style-name="T115">class SumZeroofSubArray{</text:span></text:span></text:p>
      <text:p text:style-name="P174"><text:span text:style-name="Source_20_Text"><text:span text:style-name="T115"><text:tab/>public static void main(String[] args) {</text:span></text:span></text:p>
      <text:p text:style-name="P174"><text:span text:style-name="Source_20_Text"><text:span text:style-name="T115"><text:tab/><text:tab/>int[] a={1, 4, -2, -2, 5, -4, 3};</text:span></text:span></text:p>
      <text:p text:style-name="P174"><text:span text:style-name="Source_20_Text"><text:span text:style-name="T115"><text:tab/><text:tab/>System.out.println(help(a));</text:span></text:span></text:p>
      <text:p text:style-name="P174"><text:span text:style-name="Source_20_Text"><text:span text:style-name="T115"><text:tab/>}</text:span></text:span></text:p>
      <text:p text:style-name="P174"><text:span text:style-name="Source_20_Text"><text:span text:style-name="T115"><text:tab/>public static boolean help(int[] a){</text:span></text:span></text:p>
      <text:p text:style-name="P174"><text:span text:style-name="Source_20_Text"><text:span text:style-name="T115"><text:tab/><text:tab/>int sum=0;</text:span></text:span></text:p>
      <text:p text:style-name="P174"><text:span text:style-name="Source_20_Text"><text:span text:style-name="T115"><text:tab/><text:tab/>HashSet&lt;Integer&gt; hs=new HashSet&lt;Integer&gt;();</text:span></text:span></text:p>
      <text:p text:style-name="P174"><text:span text:style-name="Source_20_Text"><text:span text:style-name="T115"><text:tab/><text:tab/>for(int i=0;i&lt;a.length;i++){</text:span></text:span></text:p>
      <text:p text:style-name="P174"><text:span text:style-name="Source_20_Text"><text:span text:style-name="T115"><text:tab/><text:tab/><text:tab/>sum+=a[i];</text:span></text:span></text:p>
      <text:p text:style-name="P174"><text:span text:style-name="Source_20_Text"><text:span text:style-name="T115"><text:tab/><text:tab/><text:tab/>if(hs.contains(sum)){</text:span></text:span></text:p>
      <text:p text:style-name="P174"><text:span text:style-name="Source_20_Text"><text:span text:style-name="T115"><text:tab/><text:tab/><text:tab/><text:tab/>return true;</text:span></text:span></text:p>
      <text:p text:style-name="P174"><text:span text:style-name="Source_20_Text"><text:span text:style-name="T115"><text:tab/><text:tab/><text:tab/>}</text:span></text:span></text:p>
      <text:p text:style-name="P174"><text:soft-page-break/><text:span text:style-name="Source_20_Text"><text:span text:style-name="T115"><text:tab/><text:tab/><text:tab/>else{</text:span></text:span></text:p>
      <text:p text:style-name="P174"><text:span text:style-name="Source_20_Text"><text:span text:style-name="T115"><text:tab/><text:tab/><text:tab/><text:tab/>hs.add(sum);</text:span></text:span></text:p>
      <text:p text:style-name="P174"><text:span text:style-name="Source_20_Text"><text:span text:style-name="T115"><text:tab/><text:tab/><text:tab/>}</text:span></text:span></text:p>
      <text:p text:style-name="P174"><text:span text:style-name="Source_20_Text"><text:span text:style-name="T115"><text:tab/><text:tab/>}</text:span></text:span></text:p>
      <text:p text:style-name="P174"><text:span text:style-name="Source_20_Text"><text:span text:style-name="T115"><text:tab/><text:tab/>return false;</text:span></text:span></text:p>
      <text:p text:style-name="P174"><text:span text:style-name="Source_20_Text"><text:span text:style-name="T115"><text:tab/>}</text:span></text:span></text:p>
      <text:p text:style-name="P174"><text:span text:style-name="Source_20_Text"><text:span text:style-name="T115">}</text:span></text:span></text:p>
      <text:p text:style-name="P174"><text:span text:style-name="Source_20_Text"><text:span text:style-name="T115"/></text:span></text:p>
      <text:p text:style-name="P174"><text:span text:style-name="Source_20_Text"><text:span text:style-name="T119">1. A string consists of parentheses and letters. Write a program to validate all the parentheses. Ignore the letters.</text:span></text:span><text:span text:style-name="Source_20_Text"><text:span text:style-name="T115"><text:line-break/></text:span></text:span><text:span text:style-name="Source_20_Text"><text:span text:style-name="T119">eg. ((alf)ls) – valid</text:span></text:span><text:span text:style-name="Source_20_Text"><text:span text:style-name="T115"><text:line-break/></text:span></text:span><text:span text:style-name="Source_20_Text"><text:span text:style-name="T119">)(dkk)() – invalid</text:span></text:span></text:p>
      <text:p text:style-name="P174"><text:span text:style-name="Source_20_Text"><text:span text:style-name="T115"/></text:span></text:p>
      <text:p text:style-name="P174"><text:span text:style-name="Source_20_Text"><text:span text:style-name="T115"/></text:span></text:p>
      <text:p text:style-name="P175"><text:span text:style-name="Source_20_Text"><text:span text:style-name="T116">import java.util.*;</text:span></text:span></text:p>
      <text:p text:style-name="P175"><text:span text:style-name="Source_20_Text"><text:span text:style-name="T116">class ValidParenthesis{</text:span></text:span></text:p>
      <text:p text:style-name="P175"><text:span text:style-name="Source_20_Text"><text:span text:style-name="T116"><text:tab/> public static void main(String[] args) {</text:span></text:span></text:p>
      <text:p text:style-name="P175"><text:span text:style-name="Source_20_Text"><text:span text:style-name="T116"><text:tab/> <text:tab/>String s=")(dkk)() ";</text:span></text:span></text:p>
      <text:p text:style-name="P175"><text:span text:style-name="Source_20_Text"><text:span text:style-name="T116"><text:tab/> <text:tab/>Stack&lt;Character&gt; st=new Stack&lt;Character&gt;();</text:span></text:span></text:p>
      <text:p text:style-name="P175"><text:span text:style-name="Source_20_Text"><text:span text:style-name="T116"><text:tab/><text:tab/>for(int i=0;i&lt;s.length();i++){</text:span></text:span></text:p>
      <text:p text:style-name="P175"><text:span text:style-name="Source_20_Text"><text:span text:style-name="T116"><text:tab/><text:tab/><text:tab/>if(s.charAt(i)=='('){</text:span></text:span></text:p>
      <text:p text:style-name="P175"><text:span text:style-name="Source_20_Text"><text:span text:style-name="T116"><text:tab/><text:tab/><text:tab/><text:tab/>st.push('(');</text:span></text:span></text:p>
      <text:p text:style-name="P175"><text:span text:style-name="Source_20_Text"><text:span text:style-name="T116"><text:tab/><text:tab/><text:tab/>}</text:span></text:span></text:p>
      <text:p text:style-name="P175"><text:span text:style-name="Source_20_Text"><text:span text:style-name="T116"><text:tab/><text:tab/><text:tab/>else if(s.charAt(i)==')'){</text:span></text:span></text:p>
      <text:p text:style-name="P175"><text:span text:style-name="Source_20_Text"><text:span text:style-name="T116"><text:tab/><text:tab/><text:tab/><text:tab/>try{</text:span></text:span></text:p>
      <text:p text:style-name="P175"><text:span text:style-name="Source_20_Text"><text:span text:style-name="T116"><text:tab/><text:tab/><text:tab/><text:tab/><text:tab/>st.pop();</text:span></text:span></text:p>
      <text:p text:style-name="P175"><text:span text:style-name="Source_20_Text"><text:span text:style-name="T116"><text:tab/><text:tab/><text:tab/><text:tab/>}</text:span></text:span></text:p>
      <text:p text:style-name="P175"><text:span text:style-name="Source_20_Text"><text:span text:style-name="T116"><text:tab/><text:tab/><text:tab/><text:tab/>catch(Exception e){</text:span></text:span></text:p>
      <text:p text:style-name="P175"><text:span text:style-name="Source_20_Text"><text:span text:style-name="T116"><text:tab/><text:tab/><text:tab/><text:tab/><text:tab/>st.push(')');</text:span></text:span></text:p>
      <text:p text:style-name="P175"><text:span text:style-name="Source_20_Text"><text:span text:style-name="T116"><text:tab/><text:tab/><text:tab/><text:tab/><text:tab/>System.out.print(false);</text:span></text:span></text:p>
      <text:p text:style-name="P175"><text:span text:style-name="Source_20_Text"><text:span text:style-name="T116"><text:tab/><text:tab/><text:tab/><text:tab/><text:tab/>break;</text:span></text:span></text:p>
      <text:p text:style-name="P175"><text:soft-page-break/><text:span text:style-name="Source_20_Text"><text:span text:style-name="T116"><text:tab/><text:tab/><text:tab/><text:tab/>}</text:span></text:span></text:p>
      <text:p text:style-name="P175"><text:span text:style-name="Source_20_Text"><text:span text:style-name="T116"><text:tab/><text:tab/><text:tab/>}</text:span></text:span></text:p>
      <text:p text:style-name="P175"><text:span text:style-name="Source_20_Text"><text:span text:style-name="T116"><text:tab/><text:tab/>}<text:tab/></text:span></text:span></text:p>
      <text:p text:style-name="P175"><text:span text:style-name="Source_20_Text"><text:span text:style-name="T116"><text:tab/><text:tab/>if(st.isEmpty()){</text:span></text:span></text:p>
      <text:p text:style-name="P175"><text:span text:style-name="Source_20_Text"><text:span text:style-name="T116"><text:tab/><text:tab/><text:tab/>System.out.print(true);</text:span></text:span></text:p>
      <text:p text:style-name="P175"><text:span text:style-name="Source_20_Text"><text:span text:style-name="T116"><text:tab/><text:tab/>}</text:span></text:span></text:p>
      <text:p text:style-name="P175"><text:span text:style-name="Source_20_Text"><text:span text:style-name="T116"><text:tab/> }</text:span></text:span></text:p>
      <text:p text:style-name="P175"><text:span text:style-name="Source_20_Text"><text:span text:style-name="T1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9T13:39:10.840849438</dc:date>
    <meta:editing-duration>P5DT10H38M13S</meta:editing-duration>
    <meta:editing-cycles>40</meta:editing-cycles>
    <meta:generator>LibreOffice/5.1.6.2$Linux_X86_64 LibreOffice_project/10m0$Build-2</meta:generator>
    <meta:document-statistic meta:table-count="11" meta:image-count="13" meta:object-count="0" meta:page-count="113" meta:paragraph-count="3077" meta:word-count="15668" meta:character-count="103527" meta:non-whitespace-character-count="78240"/>
  </office:meta>
</office:document-meta>
</file>